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pi_500mil" table:style-name="ta1">
        <table:shapes>
          <draw:frame draw:z-index="0" draw:style-name="gr1" draw:text-style-name="P1" svg:width="453.51pt" svg:height="255.09pt" svg:x="815.24pt" svg:y="121.8pt">
            <loext:p draw:notify-on-update-of-ranges="mpi_500mil.A1:mpi_500mil.A1 mpi_500mil.B1:mpi_500mil.K1 mpi_500mil.A2:mpi_500mil.A2 mpi_500mil.B2:mpi_500mil.K2 mpi_500mil.A3:mpi_500mil.A3 mpi_500mil.B3:mpi_500mil.K3 mpi_500mil.A4:mpi_500mil.A4 mpi_500mil.B4:mpi_500mil.K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7pt" svg:height="255.23pt" svg:x="76.11pt" svg:y="131.02pt">
            <loext:p draw:notify-on-update-of-ranges="mpi_500mil.A1:mpi_500mil.A1 mpi_500mil.B1:mpi_500mil.K1 mpi_500mil.A6:mpi_500mil.A6 mpi_500mil.B6:mpi_500mil.K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500 mi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mpi_avg</text:p>
          </table:table-cell>
          <table:table-cell office:value-type="float" office:value="129099.4661" calcext:value-type="float">
            <text:p>129099.4661</text:p>
          </table:table-cell>
          <table:table-cell office:value-type="float" office:value="75440.16595" calcext:value-type="float">
            <text:p>75440.16595</text:p>
          </table:table-cell>
          <table:table-cell office:value-type="float" office:value="41366.48765" calcext:value-type="float">
            <text:p>41366.48765</text:p>
          </table:table-cell>
          <table:table-cell office:value-type="float" office:value="23187.06825" calcext:value-type="float">
            <text:p>23187.06825</text:p>
          </table:table-cell>
          <table:table-cell office:value-type="float" office:value="12688.70045" calcext:value-type="float">
            <text:p>12688.70045</text:p>
          </table:table-cell>
          <table:table-cell office:value-type="float" office:value="7130.21665" calcext:value-type="float">
            <text:p>7130.21665</text:p>
          </table:table-cell>
          <table:table-cell office:value-type="float" office:value="4298.0713" calcext:value-type="float">
            <text:p>4298.0713</text:p>
          </table:table-cell>
          <table:table-cell office:value-type="float" office:value="2753.0908" calcext:value-type="float">
            <text:p>2753.0908</text:p>
          </table:table-cell>
          <table:table-cell office:value-type="float" office:value="1891.14235" calcext:value-type="float">
            <text:p>1891.14235</text:p>
          </table:table-cell>
          <table:table-cell office:value-type="float" office:value="1465.0507" calcext:value-type="float">
            <text:p>1465.0507</text:p>
          </table:table-cell>
        </table:table-row>
        <table:table-row table:style-name="ro1">
          <table:table-cell office:value-type="string" calcext:value-type="string">
            <text:p>mpi_min</text:p>
          </table:table-cell>
          <table:table-cell office:value-type="float" office:value="126981.635" calcext:value-type="float">
            <text:p>126981.635</text:p>
          </table:table-cell>
          <table:table-cell office:value-type="float" office:value="66438.87" calcext:value-type="float">
            <text:p>66438.87</text:p>
          </table:table-cell>
          <table:table-cell office:value-type="float" office:value="35898.987" calcext:value-type="float">
            <text:p>35898.987</text:p>
          </table:table-cell>
          <table:table-cell office:value-type="float" office:value="19897.764" calcext:value-type="float">
            <text:p>19897.764</text:p>
          </table:table-cell>
          <table:table-cell office:value-type="float" office:value="11527.786" calcext:value-type="float">
            <text:p>11527.786</text:p>
          </table:table-cell>
          <table:table-cell office:value-type="float" office:value="6675.026" calcext:value-type="float">
            <text:p>6675.026</text:p>
          </table:table-cell>
          <table:table-cell office:value-type="float" office:value="3928.9" calcext:value-type="float">
            <text:p>3928.9</text:p>
          </table:table-cell>
          <table:table-cell office:value-type="float" office:value="2614.126" calcext:value-type="float">
            <text:p>2614.126</text:p>
          </table:table-cell>
          <table:table-cell office:value-type="float" office:value="1807.838" calcext:value-type="float">
            <text:p>1807.838</text:p>
          </table:table-cell>
          <table:table-cell office:value-type="float" office:value="1402.432" calcext:value-type="float">
            <text:p>1402.432</text:p>
          </table:table-cell>
        </table:table-row>
        <table:table-row table:style-name="ro1">
          <table:table-cell office:value-type="string" calcext:value-type="string">
            <text:p>mpi_max</text:p>
          </table:table-cell>
          <table:table-cell office:value-type="float" office:value="133912.95" calcext:value-type="float">
            <text:p>133912.95</text:p>
          </table:table-cell>
          <table:table-cell office:value-type="float" office:value="84938.488" calcext:value-type="float">
            <text:p>84938.488</text:p>
          </table:table-cell>
          <table:table-cell office:value-type="float" office:value="45497.964" calcext:value-type="float">
            <text:p>45497.964</text:p>
          </table:table-cell>
          <table:table-cell office:value-type="float" office:value="27423.701" calcext:value-type="float">
            <text:p>27423.701</text:p>
          </table:table-cell>
          <table:table-cell office:value-type="float" office:value="14006.628" calcext:value-type="float">
            <text:p>14006.628</text:p>
          </table:table-cell>
          <table:table-cell office:value-type="float" office:value="7784.972" calcext:value-type="float">
            <text:p>7784.972</text:p>
          </table:table-cell>
          <table:table-cell office:value-type="float" office:value="4664.649" calcext:value-type="float">
            <text:p>4664.649</text:p>
          </table:table-cell>
          <table:table-cell office:value-type="float" office:value="3021.247" calcext:value-type="float">
            <text:p>3021.247</text:p>
          </table:table-cell>
          <table:table-cell office:value-type="float" office:value="2002.751" calcext:value-type="float">
            <text:p>2002.751</text:p>
          </table:table-cell>
          <table:table-cell office:value-type="float" office:value="1538.264" calcext:value-type="float">
            <text:p>1538.264</text:p>
          </table:table-cell>
        </table:table-row>
        <table:table-row table:style-name="ro1">
          <table:table-cell office:value-type="string" calcext:value-type="string">
            <text:p>mpi_std</text:p>
          </table:table-cell>
          <table:table-cell office:value-type="float" office:value="2305.98810327508" calcext:value-type="float">
            <text:p>2305.9881032751</text:p>
          </table:table-cell>
          <table:table-cell office:value-type="float" office:value="5711.09703021177" calcext:value-type="float">
            <text:p>5711.0970302118</text:p>
          </table:table-cell>
          <table:table-cell office:value-type="float" office:value="2585.79028502963" calcext:value-type="float">
            <text:p>2585.7902850296</text:p>
          </table:table-cell>
          <table:table-cell office:value-type="float" office:value="1927.59017251295" calcext:value-type="float">
            <text:p>1927.590172513</text:p>
          </table:table-cell>
          <table:table-cell office:value-type="float" office:value="702.022909100361" calcext:value-type="float">
            <text:p>702.0229091004</text:p>
          </table:table-cell>
          <table:table-cell office:value-type="float" office:value="276.835370107878" calcext:value-type="float">
            <text:p>276.8353701079</text:p>
          </table:table-cell>
          <table:table-cell office:value-type="float" office:value="211.78203612232" calcext:value-type="float">
            <text:p>211.7820361223</text:p>
          </table:table-cell>
          <table:table-cell office:value-type="float" office:value="117.035118215634" calcext:value-type="float">
            <text:p>117.0351182156</text:p>
          </table:table-cell>
          <table:table-cell office:value-type="float" office:value="54.0621723644712" calcext:value-type="float">
            <text:p>54.0621723645</text:p>
          </table:table-cell>
          <table:table-cell office:value-type="float" office:value="38.1716257835305" calcext:value-type="float">
            <text:p>38.1716257835</text:p>
          </table:table-cell>
        </table:table-row>
        <table:table-row table:style-name="ro1">
          <table:table-cell office:value-type="string" calcext:value-type="string">
            <text:p>mpi_spu</text:p>
          </table:table-cell>
          <table:table-cell table:formula="of:=[.B2]/[.B2]" office:value-type="float" office:value="1" calcext:value-type="float">
            <text:p>1</text:p>
          </table:table-cell>
          <table:table-cell table:formula="of:=[.B2]/[.C2]" office:value-type="float" office:value="1.71128290181074" calcext:value-type="float">
            <text:p>1.7112829018</text:p>
          </table:table-cell>
          <table:table-cell table:formula="of:=[.B2]/[.D2]" office:value-type="float" office:value="3.12087086513858" calcext:value-type="float">
            <text:p>3.1208708651</text:p>
          </table:table-cell>
          <table:table-cell table:formula="of:=[.B2]/[.E2]" office:value-type="float" office:value="5.56773563212331" calcext:value-type="float">
            <text:p>5.5677356321</text:p>
          </table:table-cell>
          <table:table-cell table:formula="of:=[.B2]/[.F2]" office:value-type="float" office:value="10.1743647120301" calcext:value-type="float">
            <text:p>10.174364712</text:p>
          </table:table-cell>
          <table:table-cell table:formula="of:=[.B2]/[.G2]" office:value-type="float" office:value="18.1059668222003" calcext:value-type="float">
            <text:p>18.1059668222</text:p>
          </table:table-cell>
          <table:table-cell table:formula="of:=[.B2]/[.H2]" office:value-type="float" office:value="30.0366041158973" calcext:value-type="float">
            <text:p>30.0366041159</text:p>
          </table:table-cell>
          <table:table-cell table:formula="of:=[.B2]/[.I2]" office:value-type="float" office:value="46.8925565767755" calcext:value-type="float">
            <text:p>46.8925565768</text:p>
          </table:table-cell>
          <table:table-cell table:formula="of:=[.B2]/[.J2]" office:value-type="float" office:value="68.265335023564" calcext:value-type="float">
            <text:p>68.2653350236</text:p>
          </table:table-cell>
          <table:table-cell table:formula="of:=[.B2]/[.K2]" office:value-type="float" office:value="88.1194528626211" calcext:value-type="float">
            <text:p>88.1194528626</text:p>
          </table:table-cell>
        </table:table-row>
        <table:table-row table:style-name="ro1">
          <table:table-cell office:value-type="string" calcext:value-type="string">
            <text:p>mpi_eff</text:p>
          </table:table-cell>
          <table:table-cell table:formula="of:=[.B6]/[.B1]" office:value-type="float" office:value="1" calcext:value-type="float">
            <text:p>1</text:p>
          </table:table-cell>
          <table:table-cell table:formula="of:=[.C6]/[.C1]" office:value-type="float" office:value="0.855641450905371" calcext:value-type="float">
            <text:p>0.8556414509</text:p>
          </table:table-cell>
          <table:table-cell table:formula="of:=[.D6]/[.D1]" office:value-type="float" office:value="0.780217716284646" calcext:value-type="float">
            <text:p>0.7802177163</text:p>
          </table:table-cell>
          <table:table-cell table:formula="of:=[.E6]/[.E1]" office:value-type="float" office:value="0.695966954015413" calcext:value-type="float">
            <text:p>0.695966954</text:p>
          </table:table-cell>
          <table:table-cell table:formula="of:=[.F6]/[.F1]" office:value-type="float" office:value="0.635897794501879" calcext:value-type="float">
            <text:p>0.6358977945</text:p>
          </table:table-cell>
          <table:table-cell table:formula="of:=[.G6]/[.G1]" office:value-type="float" office:value="0.565811463193759" calcext:value-type="float">
            <text:p>0.5658114632</text:p>
          </table:table-cell>
          <table:table-cell table:formula="of:=[.H6]/[.H1]" office:value-type="float" office:value="0.469321939310895" calcext:value-type="float">
            <text:p>0.4693219393</text:p>
          </table:table-cell>
          <table:table-cell table:formula="of:=[.I6]/[.I1]" office:value-type="float" office:value="0.366348098256058" calcext:value-type="float">
            <text:p>0.3663480983</text:p>
          </table:table-cell>
          <table:table-cell table:formula="of:=[.J6]/[.J1]" office:value-type="float" office:value="0.266661464935797" calcext:value-type="float">
            <text:p>0.2666614649</text:p>
          </table:table-cell>
          <table:table-cell table:formula="of:=[.K6]/[.K1]" office:value-type="float" office:value="0.172108306372307" calcext:value-type="float">
            <text:p>0.17210830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0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0T14:35:16.260626109</dc:date>
    <meta:editing-duration>PT5M28S</meta:editing-duration>
    <meta:editing-cycles>4</meta:editing-cycles>
    <meta:generator>LibreOffice/5.1.4.2$Linux_X86_64 LibreOffice_project/10m0$Build-2</meta:generator>
    <meta:document-statistic meta:table-count="1" meta:cell-count="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43cm" svg:y="3.703cm" style:legend-expansion="high" chart:style-name="ch2"/>
        <chart:plot-area chart:style-name="ch3" table:cell-range-address="mpi_500mil.A1:mpi_500mil.K4" chart:data-source-has-labels="both" svg:x="0.32cm" svg:y="0.18cm" svg:width="13.203cm" svg:height="8.64cm">
          <chartooo:coordinate-region svg:x="1.497cm" svg:y="0.379cm" svg:width="11.561cm" svg:height="7.794cm"/>
          <chart:axis chart:dimension="x" chart:name="primary-x" chart:style-name="ch4" chartooo:axis-type="auto">
            <chart:categories table:cell-range-address="mpi_500mil.B1:mpi_500mil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pi_500mil.B2:mpi_500mil.K2" chart:label-cell-address="mpi_500mil.A2:mpi_500mil.A2" chart:class="chart:scatter">
            <chart:domain table:cell-range-address="mpi_500mil.B1:mpi_500mil.K1"/>
            <chart:data-point chart:repeated="10"/>
          </chart:series>
          <chart:series chart:style-name="ch7" chart:values-cell-range-address="mpi_500mil.B3:mpi_500mil.K3" chart:label-cell-address="mpi_500mil.A3:mpi_500mil.A3" chart:class="chart:scatter">
            <chart:data-point chart:repeated="10"/>
          </chart:series>
          <chart:series chart:style-name="ch8" chart:values-cell-range-address="mpi_500mil.B4:mpi_500mil.K4" chart:label-cell-address="mpi_500mil.A4:mpi_500mil.A4" chart:class="chart:scatte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pi_500mil.B1:mpi_500mil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mpi_avg</text:p>
                <draw:g>
                  <svg:desc>mpi_500mil.A2:mpi_500mil.A2</svg:desc>
                </draw:g>
              </table:table-cell>
              <table:table-cell office:value-type="float" office:value="129099.4661">
                <text:p>129099.4661</text:p>
                <draw:g>
                  <svg:desc>mpi_500mil.B2:mpi_500mil.K2</svg:desc>
                </draw:g>
              </table:table-cell>
              <table:table-cell office:value-type="float" office:value="75440.16595">
                <text:p>75440.16595</text:p>
              </table:table-cell>
              <table:table-cell office:value-type="float" office:value="41366.48765">
                <text:p>41366.48765</text:p>
              </table:table-cell>
              <table:table-cell office:value-type="float" office:value="23187.06825">
                <text:p>23187.06825</text:p>
              </table:table-cell>
              <table:table-cell office:value-type="float" office:value="12688.70045">
                <text:p>12688.70045</text:p>
              </table:table-cell>
              <table:table-cell office:value-type="float" office:value="7130.21665">
                <text:p>7130.21665</text:p>
              </table:table-cell>
              <table:table-cell office:value-type="float" office:value="4298.0713">
                <text:p>4298.0713</text:p>
              </table:table-cell>
              <table:table-cell office:value-type="float" office:value="2753.0908">
                <text:p>2753.0908</text:p>
              </table:table-cell>
              <table:table-cell office:value-type="float" office:value="1891.14235">
                <text:p>1891.14235</text:p>
              </table:table-cell>
              <table:table-cell office:value-type="float" office:value="1465.0507">
                <text:p>1465.0507</text:p>
              </table:table-cell>
            </table:table-row>
            <table:table-row>
              <table:table-cell office:value-type="string">
                <text:p>mpi_min</text:p>
                <draw:g>
                  <svg:desc>mpi_500mil.A3:mpi_500mil.A3</svg:desc>
                </draw:g>
              </table:table-cell>
              <table:table-cell office:value-type="float" office:value="126981.635">
                <text:p>126981.635</text:p>
                <draw:g>
                  <svg:desc>mpi_500mil.B3:mpi_500mil.K3</svg:desc>
                </draw:g>
              </table:table-cell>
              <table:table-cell office:value-type="float" office:value="66438.87">
                <text:p>66438.87</text:p>
              </table:table-cell>
              <table:table-cell office:value-type="float" office:value="35898.987">
                <text:p>35898.987</text:p>
              </table:table-cell>
              <table:table-cell office:value-type="float" office:value="19897.764">
                <text:p>19897.764</text:p>
              </table:table-cell>
              <table:table-cell office:value-type="float" office:value="11527.786">
                <text:p>11527.786</text:p>
              </table:table-cell>
              <table:table-cell office:value-type="float" office:value="6675.026">
                <text:p>6675.026</text:p>
              </table:table-cell>
              <table:table-cell office:value-type="float" office:value="3928.9">
                <text:p>3928.9</text:p>
              </table:table-cell>
              <table:table-cell office:value-type="float" office:value="2614.126">
                <text:p>2614.126</text:p>
              </table:table-cell>
              <table:table-cell office:value-type="float" office:value="1807.838">
                <text:p>1807.838</text:p>
              </table:table-cell>
              <table:table-cell office:value-type="float" office:value="1402.432">
                <text:p>1402.432</text:p>
              </table:table-cell>
            </table:table-row>
            <table:table-row>
              <table:table-cell office:value-type="string">
                <text:p>mpi_max</text:p>
                <draw:g>
                  <svg:desc>mpi_500mil.A4:mpi_500mil.A4</svg:desc>
                </draw:g>
              </table:table-cell>
              <table:table-cell office:value-type="float" office:value="133912.95">
                <text:p>133912.95</text:p>
                <draw:g>
                  <svg:desc>mpi_500mil.B4:mpi_500mil.K4</svg:desc>
                </draw:g>
              </table:table-cell>
              <table:table-cell office:value-type="float" office:value="84938.488">
                <text:p>84938.488</text:p>
              </table:table-cell>
              <table:table-cell office:value-type="float" office:value="45497.964">
                <text:p>45497.964</text:p>
              </table:table-cell>
              <table:table-cell office:value-type="float" office:value="27423.701">
                <text:p>27423.701</text:p>
              </table:table-cell>
              <table:table-cell office:value-type="float" office:value="14006.628">
                <text:p>14006.628</text:p>
              </table:table-cell>
              <table:table-cell office:value-type="float" office:value="7784.972">
                <text:p>7784.972</text:p>
              </table:table-cell>
              <table:table-cell office:value-type="float" office:value="4664.649">
                <text:p>4664.649</text:p>
              </table:table-cell>
              <table:table-cell office:value-type="float" office:value="3021.247">
                <text:p>3021.247</text:p>
              </table:table-cell>
              <table:table-cell office:value-type="float" office:value="2002.751">
                <text:p>2002.751</text:p>
              </table:table-cell>
              <table:table-cell office:value-type="float" office:value="1538.264">
                <text:p>1538.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line" chart:style-name="ch1">
        <chart:legend chart:legend-position="end" svg:x="13.951cm" svg:y="4.203cm" style:legend-expansion="high" chart:style-name="ch2"/>
        <chart:plot-area chart:style-name="ch3" table:cell-range-address="mpi_500mil.A1:mpi_500mil.K1 mpi_500mil.A6:mpi_500mil.K6" chart:data-source-has-labels="both" svg:x="0.32cm" svg:y="0.18cm" svg:width="13.311cm" svg:height="8.645cm">
          <chartooo:coordinate-region svg:x="0.941cm" svg:y="0.379cm" svg:width="12.225cm" svg:height="7.799cm"/>
          <chart:axis chart:dimension="x" chart:name="primary-x" chart:style-name="ch4" chartooo:axis-type="auto">
            <chartooo:date-scale/>
            <chart:categories table:cell-range-address="mpi_500mil.B1:mpi_500mil.K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pi_500mil.B6:mpi_500mil.K6" chart:label-cell-address="mpi_500mil.A6:mpi_500mil.A6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pi_500mil.B1:mpi_500mil.K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</table:table-row>
          </table:table-header-rows>
          <table:table-rows>
            <table:table-row>
              <table:table-cell office:value-type="string">
                <text:p>mpi_spu</text:p>
                <draw:g>
                  <svg:desc>mpi_500mil.A6:mpi_500mil.A6</svg:desc>
                </draw:g>
              </table:table-cell>
              <table:table-cell office:value-type="float" office:value="1">
                <text:p>1</text:p>
                <draw:g>
                  <svg:desc>mpi_500mil.B6:mpi_500mil.K6</svg:desc>
                </draw:g>
              </table:table-cell>
              <table:table-cell office:value-type="float" office:value="1.71128290181074">
                <text:p>1.71128290181074</text:p>
              </table:table-cell>
              <table:table-cell office:value-type="float" office:value="3.12087086513858">
                <text:p>3.12087086513858</text:p>
              </table:table-cell>
              <table:table-cell office:value-type="float" office:value="5.56773563212331">
                <text:p>5.56773563212331</text:p>
              </table:table-cell>
              <table:table-cell office:value-type="float" office:value="10.1743647120301">
                <text:p>10.1743647120301</text:p>
              </table:table-cell>
              <table:table-cell office:value-type="float" office:value="18.1059668222003">
                <text:p>18.1059668222003</text:p>
              </table:table-cell>
              <table:table-cell office:value-type="float" office:value="30.0366041158973">
                <text:p>30.0366041158973</text:p>
              </table:table-cell>
              <table:table-cell office:value-type="float" office:value="46.8925565767755">
                <text:p>46.8925565767755</text:p>
              </table:table-cell>
              <table:table-cell office:value-type="float" office:value="68.265335023564">
                <text:p>68.265335023564</text:p>
              </table:table-cell>
              <table:table-cell office:value-type="float" office:value="88.1194528626211">
                <text:p>88.11945286262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